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table:style-name="Default"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table:style-name="Default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29:26.755873675</dc:date>
    <meta:editing-duration>PT2M57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